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, Courier, mono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u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u" fo:country="none" style:text-underline-style="none" fo:font-weight="normal" style:font-weight-asian="normal" style:font-weight-complex="normal"/>
    </style:style>
    <style:style style:name="P3" style:family="paragraph" style:parent-style-name="Standard">
      <style:text-properties fo:language="eu" fo:country="none" fo:font-style="italic" style:font-style-asian="italic" style:font-style-complex="italic"/>
    </style:style>
    <style:style style:name="P4" style:family="paragraph" style:parent-style-name="Standard">
      <style:text-properties fo:font-variant="normal" fo:text-transform="none" fo:color="#000000" style:font-name="Courier New" fo:font-size="9pt" fo:letter-spacing="normal" fo:font-style="italic" fo:font-weight="normal"/>
    </style:style>
    <style:style style:name="P5" style:family="paragraph" style:parent-style-name="Standard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1">
      <style:text-properties fo:language="eu" fo:country="none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2">
      <style:text-properties fo:language="eu" fo:country="none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 style:list-style-name="L3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u" fo:country="none" style:text-underline-style="none" fo:font-weight="normal" style:font-weight-asian="normal" style:font-weight-complex="normal"/>
    </style:style>
    <style:style style:name="P12" style:family="paragraph" style:parent-style-name="Standard">
      <style:text-properties fo:language="eu" fo:country="none" style:text-underline-style="none" fo:font-weight="normal" officeooo:paragraph-rsid="001358e5" style:font-weight-asian="normal" style:font-weight-complex="normal"/>
    </style:style>
    <style:style style:name="P13" style:family="paragraph" style:parent-style-name="Standard" style:list-style-name="L6">
      <style:text-properties fo:language="eu" fo:country="none" style:text-underline-style="none" fo:font-weight="normal" officeooo:paragraph-rsid="001358e5" style:font-weight-asian="normal" style:font-weight-complex="normal"/>
    </style:style>
    <style:style style:name="P14" style:family="paragraph" style:parent-style-name="Standard" style:list-style-name="L7">
      <style:text-properties fo:language="eu" fo:country="none" style:text-underline-style="none" fo:font-weight="normal" officeooo:paragraph-rsid="001358e5" style:font-weight-asian="normal" style:font-weight-complex="normal"/>
    </style:style>
    <style:style style:name="P15" style:family="paragraph" style:parent-style-name="Standard" style:list-style-name="L3"/>
    <style:style style:name="P16" style:family="paragraph" style:parent-style-name="Standard" style:list-style-name="L4">
      <style:text-properties fo:font-style="normal" style:font-style-asian="normal" style:font-style-complex="normal"/>
    </style:style>
    <style:style style:name="P17" style:family="paragraph" style:parent-style-name="Standard" style:list-style-name="L4"/>
    <style:style style:name="P18" style:family="paragraph" style:parent-style-name="Standard" style:list-style-name="L4">
      <style:text-properties fo:font-style="italic" style:font-style-asian="italic" style:font-style-complex="italic"/>
    </style:style>
    <style:style style:name="P19" style:family="paragraph" style:parent-style-name="Standard" style:list-style-name="L4">
      <style:text-properties fo:font-variant="normal" fo:text-transform="none" fo:color="#000000" style:font-name="Courier New" fo:font-size="9pt" fo:letter-spacing="normal" fo:language="eu" fo:country="none" fo:font-style="italic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variant="normal" fo:text-transform="none" fo:color="#000000" style:font-name="Times New Roman" fo:font-size="12pt" fo:letter-spacing="normal" fo:font-style="italic" fo:font-weight="normal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fo:font-weight="normal" style:font-size-asian="10.5pt" style:font-style-asian="italic" style:font-size-complex="12pt" style:font-style-complex="italic"/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P23" style:family="paragraph" style:parent-style-name="Standard" style:list-style-name="L4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P24" style:family="paragraph" style:parent-style-name="Standard" style:list-style-name="L5"/>
    <style:style style:name="P25" style:family="paragraph" style:parent-style-name="Standard">
      <style:text-properties fo:font-size="14pt" fo:language="eu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0.5pt" fo:language="eu" fo:country="none" fo:font-style="italic" style:text-underline-style="none" fo:font-weight="normal" officeooo:paragraph-rsid="001358e5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Text_20_body" style:list-style-name="L4">
      <style:paragraph-properties fo:margin-top="0in" fo:margin-bottom="0.0835in" fo:line-height="100%" fo:orphans="2" fo:widows="2" fo:background-color="#f9f9f9" fo:padding="0in" fo:border="none">
        <style:background-image/>
      </style:paragraph-properties>
      <style:text-properties fo:font-variant="normal" fo:text-transform="none" fo:color="#000000" style:font-name="Courier New" fo:font-size="9pt" fo:letter-spacing="normal" fo:font-style="italic" fo:font-weight="normal"/>
    </style:style>
    <style:style style:name="P28" style:family="paragraph" style:parent-style-name="Text_20_body">
      <style:paragraph-properties fo:margin-top="0in" fo:margin-bottom="0.0835in" fo:line-height="100%" fo:text-align="center" style:justify-single-word="false" fo:orphans="2" fo:widows="2" fo:background-color="#f9f9f9" fo:padding="0in" fo:border="none">
        <style:background-image/>
      </style:paragraph-properties>
      <style:text-properties fo:font-variant="normal" fo:text-transform="none" fo:color="#000000" fo:letter-spacing="normal"/>
    </style:style>
    <style:style style:name="P29" style:family="paragraph" style:parent-style-name="Text_20_body">
      <style:paragraph-properties fo:margin-top="0in" fo:margin-bottom="0.0835in" fo:line-height="100%" fo:orphans="2" fo:widows="2" fo:background-color="#f9f9f9" fo:padding="0in" fo:border="none">
        <style:background-image/>
      </style:paragraph-properties>
      <style:text-properties fo:language="eu" fo:country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/>
    </style:style>
    <style:style style:name="T7" style:family="text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Courier New" fo:font-size="9pt" fo:letter-spacing="normal"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font-name="Courier New" fo:font-size="9pt" fo:letter-spacing="normal" fo:font-style="italic" fo:font-weight="normal"/>
    </style:style>
    <style:style style:name="T10" style:family="text">
      <style:text-properties fo:font-variant="normal" fo:text-transform="none" fo:color="#000000" style:font-name="Courier New" fo:font-size="9pt" fo:letter-spacing="normal" fo:font-style="italic" fo:font-weight="normal" style:font-size-asian="10.5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Courier New" fo:font-size="9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000000" fo:letter-spacing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0.5pt" style:font-style-asian="normal" style:font-size-complex="12pt" style:font-style-complex="normal"/>
    </style:style>
    <style:style style:name="T14" style:family="text">
      <style:text-properties officeooo:rsid="00126ea1"/>
    </style:style>
    <style:style style:name="T15" style:family="text">
      <style:text-properties officeooo:rsid="001358e5"/>
    </style:style>
    <style:style style:name="T16" style:family="text">
      <style:text-properties fo:font-size="9pt"/>
    </style:style>
    <style:style style:name="T17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kuliburua</text:p>
      <text:p text:style-name="P1"/>
      <text:list xml:id="list1010466788" text:style-name="L1">
        <text:list-item>
          <text:p text:style-name="P7">Datu Basea instalatu</text:p>
        </text:list-item>
      </text:list>
      <text:p text:style-name="P2"><text:tab/><text:tab/>Lehenengo eta behin egin beharrekoa apache2, php5 eta mysql instalatuko dugu gure Linux konputagailuan komando hauen bidez.</text:p>
      <text:list xml:id="list136560512" text:style-name="L2">
        <text:list-item>
          <text:p text:style-name="P8">Apache2</text:p>
        </text:list-item>
      </text:list>
      <text:p text:style-name="P3"><text:span text:style-name="T1"><text:tab/><text:tab/></text:span><text:span text:style-name="T3">Hasteko apache2 instalatuko da.</text:span></text:p>
      <text:list xml:id="list2179919561" text:style-name="L3">
        <text:list-item>
          <text:p text:style-name="P9">Ireki Terminal bat (Apli<text:span text:style-name="T14">ca</text:span>ciones &gt;&gt; Accesorios &gt;&gt; Terminal)</text:p>
        </text:list-item>
        <text:list-item>
          <text:p text:style-name="P15"><text:span text:style-name="T7">Kopiatu agindu hau. </text:span><text:span text:style-name="T8">sudo apt-get install apache2</text:span></text:p>
        </text:list-item>
        <text:list-item>
          <text:p text:style-name="P15">Terminalak zure root pasahitza eskatuko dizu, sartu eta instalatzen hasiko da.</text:p>
        </text:list-item>
        <text:list-item>
          <text:p text:style-name="P15">Amaitzerakoan nabigatzailean <text:a xlink:type="simple" xlink:href="http://localhost/">http://localhost/</text:a><text:span text:style-name="T9"> </text:span>jarri eta apache2-ren ohiko pantaila agertu beharko zaizu.</text:p>
        </text:list-item>
      </text:list>
      <text:list xml:id="list96387638" text:style-name="L4">
        <text:list-item>
          <text:list>
            <text:list-item>
              <text:list>
                <text:list-item>
                  <text:p text:style-name="P18">PHP</text:p>
                  <text:p text:style-name="P16">Atal honetan PHP5 instalatuko dugu.</text:p>
                  <text:list>
                    <text:list-item>
                      <text:list>
                        <text:list-item>
                          <text:p text:style-name="P17"><text:span text:style-name="T2">Berriro irekitzen dugu terminala </text:span><text:span text:style-name="T7">(Apliciones &gt;&gt; Accesorios &gt;&gt; Terminal).</text:span></text:p>
                        </text:list-item>
                        <text:list-item>
                          <text:p text:style-name="P10">Eta hurrengoa kopiatzen dugu: </text:p>
                          <text:list>
                            <text:list-header>
                              <text:p text:style-name="P19">sudo apt-get install php5 libapache2-mod-php5</text:p>
                            </text:list-header>
                          </text:list>
                        </text:list-item>
                        <text:list-item>
                          <text:p text:style-name="P17">PHPk lan egiteko eta Apache-rekin bateragarria izateko, apache berrabiaratu beharko dugu. Komando honen bidez lortuko dugu:</text:p>
                          <text:list>
                            <text:list-header>
                              <text:p text:style-name="P27">sudo /etc/init.d/apache2 restar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704600664" text:continue-numbering="true" text:style-name="L4">
        <text:list-item>
          <text:list>
            <text:list-item>
              <text:list>
                <text:list-item>
                  <text:p text:style-name="P20">MySQL</text:p>
                  <text:p text:style-name="P23">Puntu honekin amaitzeko MySQL instalatuko dugu. </text:p>
                  <text:list>
                    <text:list-item>
                      <text:list>
                        <text:list-item>
                          <text:p text:style-name="P23">Berriro ere, terminal batean honakoa idatzi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2"><text:tab/><text:tab/><text:tab/></text:span><text:span text:style-name="T9">sudo apt-get install mysql-server</text:span></text:p>
      <text:list xml:id="list280432346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Instalazioa amaitu ondoren hau jarri terminalean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3"><text:tab/><text:tab/><text:tab/></text:span><text:span text:style-name="T10">mysql -u root</text:span></text:p>
      <text:p text:style-name="P22"><text:tab/><text:tab/><text:tab/>Ondoren, “mysql&gt;” lerroan honakoa ere kopiatu zuk nahi duzun pasahitzarekin betez:</text:p>
      <text:p text:style-name="P6"><text:span text:style-name="T5"><text:tab/></text:span><text:span text:style-name="T11">mysql&gt; SET PASSWORD FOR 'root'@'localhost' = PASSWORD('yourpassword');</text:span></text:p>
      <text:p text:style-name="P21"/>
      <text:p text:style-name="P29">Orain bakarrik apache2 berrabiaraztea gertazen zaigu atal hau amaitzeko: </text:p>
      <text:p text:style-name="P28">sudo /etc/init.d/apache2 restart</text:p>
      <text:list xml:id="list150140350" text:style-name="L5">
        <text:list-item>
          <text:p text:style-name="P24">Datu basearen Hasieraketa</text:p>
        </text:list-item>
      </text:list>
      <text:p text:style-name="P12"><text:tab/><text:tab/><text:tab/></text:p>
      <text:p text:style-name="P12"><text:tab/>Hartzea masterDB.sql eta gure datu basean kopiatu.</text:p>
      <text:p text:style-name="P12"><text:tab/><text:span text:style-name="T15">Erabiltzaile berri bat sortu <text:s/>“Klinika” izenarekin mysql-an</text:span></text:p>
      <text:p text:style-name="P12"><text:span text:style-name="T15"><text:tab/>Bere pasahitza “sarrera” izango da.</text:span></text:p>
      <text:p text:style-name="P12"><text:span text:style-name="T15"/></text:p>
      <text:p text:style-name="P26"><text:span text:style-name="T15"><text:tab/>Oharra: inportatutako datu basea(masterDB.sql) datuez beteta dago, funtzionalitateak probatu ahal izateko.</text:span></text:p>
      <text:p text:style-name="P2"><text:tab/><text:tab/></text:p>
      <text:list xml:id="list744427781" text:style-name="L6">
        <text:list-item>
          <text:p text:style-name="P13"><text:span text:style-name="T15">Programaren instalazioa</text:span></text:p>
          <text:list>
            <text:list-item>
              <text:list>
                <text:list-header>
                  <text:p text:style-name="P13"><text:span text:style-name="T15">Kopiatu master.jar erabiliko diren konputagailuetan.</text:span></text:p>
                </text:list-header>
              </text:list>
            </text:list-item>
          </text:list>
        </text:list-item>
      </text:list>
      <text:p text:style-name="P12"><text:span text:style-name="T15"/></text:p>
      <text:list xml:id="list68370862" text:style-name="L7">
        <text:list-item>
          <text:p text:style-name="P14"><text:span text:style-name="T15">Programaren erabilera</text:span></text:p>
          <text:list>
            <text:list-item>
              <text:list>
                <text:list-header>
                  <text:p text:style-name="P14"><text:span text:style-name="T15">Exekutatu master.jar artxiboa</text:span></text:p>
                  <text:p text:style-name="P14"><text:span text:style-name="T15">Idazkaria bazara, sartu beharreko Logina eta pasahitza:</text:span></text:p>
                </text:list-header>
              </text:list>
            </text:list-item>
          </text:list>
        </text:list-item>
      </text:list>
      <text:p text:style-name="P12"><text:span text:style-name="T15"><text:tab/><text:tab/><text:tab/>Login: rootIdazkaria</text:span></text:p>
      <text:p text:style-name="P12"><text:span text:style-name="T15"><text:tab/><text:tab/><text:tab/>Pasahitza: 1</text:span></text:p>
      <text:p text:style-name="P12"><text:span text:style-name="T15"><text:tab/>Terapeuta bazara, zure izena eta pasahitza sartu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, Courier, mono"/>
    <style:font-face style:name="OpenSymbol" svg:font-family="OpenSymbo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ai </meta:initial-creator>
    <meta:creation-date>2011-04-10T20:22:34</meta:creation-date>
    <dc:date>2011-04-11T19:41:26</dc:date>
    <dc:creator>Lander </dc:creator>
    <meta:editing-duration>PT00H43M06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1" meta:paragraph-count="41" meta:word-count="244" meta:character-count="1869"/>
  </office:meta>
</office:document-meta>
</file>